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11.1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float" office:value="0.719564141461895" calcext:value-type="float">
            <text:p>0.719564141461895</text:p>
          </table:table-cell>
          <table:table-cell/>
          <table:table-cell office:value-type="float" office:value="0.85910931067846" calcext:value-type="float">
            <text:p>0.85910931067846</text:p>
          </table:table-cell>
          <table:table-cell/>
          <table:table-cell office:value-type="float" office:value="0.234182532348893" calcext:value-type="float">
            <text:p>0.234182532348893</text:p>
          </table:table-cell>
          <table:table-cell/>
          <table:table-cell office:value-type="float" office:value="0.585071137121464" calcext:value-type="float">
            <text:p>0.585071137121464</text:p>
          </table:table-cell>
          <table:table-cell table:number-columns-repeated="3"/>
        </table:table-row>
        <table:table-row table:style-name="ro1">
          <table:table-cell office:value-type="float" office:value="0.718856308839666" calcext:value-type="float">
            <text:p>0.718856308839666</text:p>
          </table:table-cell>
          <table:table-cell/>
          <table:table-cell office:value-type="float" office:value="0.858418791063418" calcext:value-type="float">
            <text:p>0.858418791063418</text:p>
          </table:table-cell>
          <table:table-cell/>
          <table:table-cell office:value-type="float" office:value="0.234182532348893" calcext:value-type="float">
            <text:p>0.234182532348893</text:p>
          </table:table-cell>
          <table:table-cell/>
          <table:table-cell office:value-type="float" office:value="0.585993636807715" calcext:value-type="float">
            <text:p>0.585993636807715</text:p>
          </table:table-cell>
          <table:table-cell table:number-columns-repeated="3"/>
        </table:table-row>
        <table:table-row table:style-name="ro1">
          <table:table-cell office:value-type="float" office:value="0.718856308839666" calcext:value-type="float">
            <text:p>0.718856308839666</text:p>
          </table:table-cell>
          <table:table-cell/>
          <table:table-cell office:value-type="float" office:value="0.858418791063418" calcext:value-type="float">
            <text:p>0.858418791063418</text:p>
          </table:table-cell>
          <table:table-cell/>
          <table:table-cell office:value-type="float" office:value="0.240115066368099" calcext:value-type="float">
            <text:p>0.240115066368099</text:p>
          </table:table-cell>
          <table:table-cell/>
          <table:table-cell office:value-type="float" office:value="0.585993636807715" calcext:value-type="float">
            <text:p>0.585993636807715</text:p>
          </table:table-cell>
          <table:table-cell table:number-columns-repeated="3"/>
        </table:table-row>
        <table:table-row table:style-name="ro1">
          <table:table-cell office:value-type="float" office:value="1.71133737264036" calcext:value-type="float">
            <text:p>1.71133737264036</text:p>
          </table:table-cell>
          <table:table-cell/>
          <table:table-cell office:value-type="float" office:value="2.98948784522293" calcext:value-type="float">
            <text:p>2.98948784522293</text:p>
          </table:table-cell>
          <table:table-cell/>
          <table:table-cell office:value-type="float" office:value="0.223279099677553" calcext:value-type="float">
            <text:p>0.223279099677553</text:p>
          </table:table-cell>
          <table:table-cell/>
          <table:table-cell office:value-type="float" office:value="0.68484619672039" calcext:value-type="float">
            <text:p>0.68484619672039</text:p>
          </table:table-cell>
          <table:table-cell table:number-columns-repeated="3"/>
        </table:table-row>
        <table:table-row table:style-name="ro1">
          <table:table-cell office:value-type="float" office:value="0.90381151225218" calcext:value-type="float">
            <text:p>0.90381151225218</text:p>
          </table:table-cell>
          <table:table-cell/>
          <table:table-cell office:value-type="float" office:value="2.98990552677872" calcext:value-type="float">
            <text:p>2.98990552677872</text:p>
          </table:table-cell>
          <table:table-cell/>
          <table:table-cell office:value-type="float" office:value="0.223279099677553" calcext:value-type="float">
            <text:p>0.223279099677553</text:p>
          </table:table-cell>
          <table:table-cell/>
          <table:table-cell office:value-type="float" office:value="0.684593601780129" calcext:value-type="float">
            <text:p>0.684593601780129</text:p>
          </table:table-cell>
          <table:table-cell table:number-columns-repeated="3"/>
        </table:table-row>
        <table:table-row table:style-name="ro1">
          <table:table-cell office:value-type="float" office:value="0.903006066542984" calcext:value-type="float">
            <text:p>0.903006066542984</text:p>
          </table:table-cell>
          <table:table-cell/>
          <table:table-cell office:value-type="float" office:value="0.991438492480229" calcext:value-type="float">
            <text:p>0.991438492480229</text:p>
          </table:table-cell>
          <table:table-cell/>
          <table:table-cell office:value-type="float" office:value="0.0872008544686047" calcext:value-type="float">
            <text:p>0.0872008544686047</text:p>
          </table:table-cell>
          <table:table-cell/>
          <table:table-cell office:value-type="float" office:value="0.684593601780129" calcext:value-type="float">
            <text:p>0.684593601780129</text:p>
          </table:table-cell>
          <table:table-cell table:number-columns-repeated="3"/>
        </table:table-row>
        <table:table-row table:style-name="ro1">
          <table:table-cell office:value-type="float" office:value="0.88762511950173" calcext:value-type="float">
            <text:p>0.88762511950173</text:p>
          </table:table-cell>
          <table:table-cell/>
          <table:table-cell office:value-type="float" office:value="0.987471788951029" calcext:value-type="float">
            <text:p>0.987471788951029</text:p>
          </table:table-cell>
          <table:table-cell/>
          <table:table-cell office:value-type="float" office:value="0.0914072500974555" calcext:value-type="float">
            <text:p>0.0914072500974555</text:p>
          </table:table-cell>
          <table:table-cell/>
          <table:table-cell office:value-type="float" office:value="0.161916337562217" calcext:value-type="float">
            <text:p>0.161916337562217</text:p>
          </table:table-cell>
          <table:table-cell table:number-columns-repeated="3"/>
        </table:table-row>
        <table:table-row table:style-name="ro1">
          <table:table-cell office:value-type="float" office:value="0.0691135568412771" calcext:value-type="float">
            <text:p>0.0691135568412771</text:p>
          </table:table-cell>
          <table:table-cell/>
          <table:table-cell office:value-type="float" office:value="0.987471788951029" calcext:value-type="float">
            <text:p>0.987471788951029</text:p>
          </table:table-cell>
          <table:table-cell/>
          <table:table-cell office:value-type="float" office:value="0.234218427807863" calcext:value-type="float">
            <text:p>0.234218427807863</text:p>
          </table:table-cell>
          <table:table-cell/>
          <table:table-cell office:value-type="float" office:value="0.162818865132552" calcext:value-type="float">
            <text:p>0.162818865132552</text:p>
          </table:table-cell>
          <table:table-cell table:number-columns-repeated="2"/>
          <table:table-cell office:value-type="string" calcext:value-type="string">
            <text:p>Analiza 1s z akcelerometru po upadku.</text:p>
          </table:table-cell>
        </table:table-row>
        <table:table-row table:style-name="ro1">
          <table:table-cell office:value-type="float" office:value="0.0682200561908963" calcext:value-type="float">
            <text:p>0.0682200561908963</text:p>
          </table:table-cell>
          <table:table-cell/>
          <table:table-cell office:value-type="float" office:value="0.267303633109195" calcext:value-type="float">
            <text:p>0.267303633109195</text:p>
          </table:table-cell>
          <table:table-cell/>
          <table:table-cell office:value-type="float" office:value="0.233298572102008" calcext:value-type="float">
            <text:p>0.233298572102008</text:p>
          </table:table-cell>
          <table:table-cell/>
          <table:table-cell office:value-type="float" office:value="0.162818865132552" calcext:value-type="float">
            <text:p>0.162818865132552</text:p>
          </table:table-cell>
          <table:table-cell table:number-columns-repeated="2"/>
          <table:table-cell office:value-type="string" calcext:value-type="string">
            <text:p>Średnia z odczytów nie przekracza 0,3</text:p>
          </table:table-cell>
        </table:table-row>
        <table:table-row table:style-name="ro1">
          <table:table-cell office:value-type="float" office:value="0.051310600800005" calcext:value-type="float">
            <text:p>0.051310600800005</text:p>
          </table:table-cell>
          <table:table-cell/>
          <table:table-cell office:value-type="float" office:value="0.215507268048863" calcext:value-type="float">
            <text:p>0.215507268048863</text:p>
          </table:table-cell>
          <table:table-cell/>
          <table:table-cell office:value-type="float" office:value="0.224499535646697" calcext:value-type="float">
            <text:p>0.224499535646697</text:p>
          </table:table-cell>
          <table:table-cell/>
          <table:table-cell office:value-type="float" office:value="0.325908152477741" calcext:value-type="float">
            <text:p>0.325908152477741</text:p>
          </table:table-cell>
          <table:table-cell table:number-columns-repeated="3"/>
        </table:table-row>
        <table:table-row table:style-name="ro1">
          <table:table-cell office:value-type="float" office:value="0.169696542102359" calcext:value-type="float">
            <text:p>0.169696542102359</text:p>
          </table:table-cell>
          <table:table-cell/>
          <table:table-cell office:value-type="float" office:value="0.215507268048863" calcext:value-type="float">
            <text:p>0.215507268048863</text:p>
          </table:table-cell>
          <table:table-cell/>
          <table:table-cell office:value-type="float" office:value="0.22538497331898" calcext:value-type="float">
            <text:p>0.22538497331898</text:p>
          </table:table-cell>
          <table:table-cell/>
          <table:table-cell office:value-type="float" office:value="0.325277722825027" calcext:value-type="float">
            <text:p>0.325277722825027</text:p>
          </table:table-cell>
          <table:table-cell table:number-columns-repeated="3"/>
        </table:table-row>
        <table:table-row table:style-name="ro1">
          <table:table-cell office:value-type="float" office:value="0.168929293170906" calcext:value-type="float">
            <text:p>0.168929293170906</text:p>
          </table:table-cell>
          <table:table-cell/>
          <table:table-cell office:value-type="float" office:value="0.330742609501271" calcext:value-type="float">
            <text:p>0.330742609501271</text:p>
          </table:table-cell>
          <table:table-cell/>
          <table:table-cell office:value-type="float" office:value="0.224499535646697" calcext:value-type="float">
            <text:p>0.224499535646697</text:p>
          </table:table-cell>
          <table:table-cell/>
          <table:table-cell office:value-type="float" office:value="0.325277722825027" calcext:value-type="float">
            <text:p>0.325277722825027</text:p>
          </table:table-cell>
          <table:table-cell table:number-columns-repeated="3"/>
        </table:table-row>
        <table:table-row table:style-name="ro1">
          <table:table-cell office:value-type="float" office:value="0.180663121060126" calcext:value-type="float">
            <text:p>0.180663121060126</text:p>
          </table:table-cell>
          <table:table-cell/>
          <table:table-cell office:value-type="float" office:value="0.265935294910699" calcext:value-type="float">
            <text:p>0.265935294910699</text:p>
          </table:table-cell>
          <table:table-cell/>
          <table:table-cell office:value-type="float" office:value="0.227829891456104" calcext:value-type="float">
            <text:p>0.227829891456104</text:p>
          </table:table-cell>
          <table:table-cell/>
          <table:table-cell office:value-type="float" office:value="0.234650554710054" calcext:value-type="float">
            <text:p>0.234650554710054</text:p>
          </table:table-cell>
          <table:table-cell table:number-columns-repeated="3"/>
        </table:table-row>
        <table:table-row table:style-name="ro1">
          <table:table-cell office:value-type="float" office:value="0.431152231150054" calcext:value-type="float">
            <text:p>0.431152231150054</text:p>
          </table:table-cell>
          <table:table-cell/>
          <table:table-cell office:value-type="float" office:value="0.265935294910699" calcext:value-type="float">
            <text:p>0.265935294910699</text:p>
          </table:table-cell>
          <table:table-cell/>
          <table:table-cell office:value-type="float" office:value="0.221866108251463" calcext:value-type="float">
            <text:p>0.221866108251463</text:p>
          </table:table-cell>
          <table:table-cell/>
          <table:table-cell office:value-type="float" office:value="0.235079069193083" calcext:value-type="float">
            <text:p>0.235079069193083</text:p>
          </table:table-cell>
          <table:table-cell table:number-columns-repeated="3"/>
        </table:table-row>
        <table:table-row table:style-name="ro1">
          <table:table-cell office:value-type="float" office:value="0.43034196797819" calcext:value-type="float">
            <text:p>0.43034196797819</text:p>
          </table:table-cell>
          <table:table-cell/>
          <table:table-cell office:value-type="float" office:value="0.1921491823403" calcext:value-type="float">
            <text:p>0.1921491823403</text:p>
          </table:table-cell>
          <table:table-cell/>
          <table:table-cell office:value-type="float" office:value="0.221359592252303" calcext:value-type="float">
            <text:p>0.221359592252303</text:p>
          </table:table-cell>
          <table:table-cell/>
          <table:table-cell office:value-type="float" office:value="0.235079069193083" calcext:value-type="float">
            <text:p>0.235079069193083</text:p>
          </table:table-cell>
          <table:table-cell table:number-columns-repeated="3"/>
        </table:table-row>
        <table:table-row table:style-name="ro1">
          <table:table-cell office:value-type="float" office:value="0.394714929243344" calcext:value-type="float">
            <text:p>0.394714929243344</text:p>
          </table:table-cell>
          <table:table-cell/>
          <table:table-cell office:value-type="float" office:value="0.184958761439087" calcext:value-type="float">
            <text:p>0.184958761439087</text:p>
          </table:table-cell>
          <table:table-cell/>
          <table:table-cell office:value-type="float" office:value="0.224477151789097" calcext:value-type="float">
            <text:p>0.224477151789097</text:p>
          </table:table-cell>
          <table:table-cell/>
          <table:table-cell office:value-type="float" office:value="0.285721939246839" calcext:value-type="float">
            <text:p>0.285721939246839</text:p>
          </table:table-cell>
          <table:table-cell table:number-columns-repeated="3"/>
        </table:table-row>
        <table:table-row table:style-name="ro1">
          <table:table-cell office:value-type="float" office:value="0.0634621981834805" calcext:value-type="float">
            <text:p>0.0634621981834805</text:p>
          </table:table-cell>
          <table:table-cell/>
          <table:table-cell office:value-type="float" office:value="0.184958761439087" calcext:value-type="float">
            <text:p>0.184958761439087</text:p>
          </table:table-cell>
          <table:table-cell/>
          <table:table-cell office:value-type="float" office:value="0.227374247193928" calcext:value-type="float">
            <text:p>0.227374247193928</text:p>
          </table:table-cell>
          <table:table-cell/>
          <table:table-cell office:value-type="float" office:value="0.285362914748638" calcext:value-type="float">
            <text:p>0.285362914748638</text:p>
          </table:table-cell>
          <table:table-cell table:number-columns-repeated="3"/>
        </table:table-row>
        <table:table-row table:style-name="ro1">
          <table:table-cell office:value-type="float" office:value="0.211671398545607" calcext:value-type="float">
            <text:p>0.211671398545607</text:p>
          </table:table-cell>
          <table:table-cell/>
          <table:table-cell office:value-type="float" office:value="0.114023716910119" calcext:value-type="float">
            <text:p>0.114023716910119</text:p>
          </table:table-cell>
          <table:table-cell/>
          <table:table-cell office:value-type="float" office:value="0.226464709654548" calcext:value-type="float">
            <text:p>0.226464709654548</text:p>
          </table:table-cell>
          <table:table-cell/>
          <table:table-cell office:value-type="float" office:value="0.285362914748638" calcext:value-type="float">
            <text:p>0.285362914748638</text:p>
          </table:table-cell>
          <table:table-cell table:number-columns-repeated="3"/>
        </table:table-row>
        <table:table-row table:style-name="ro1">
          <table:table-cell office:value-type="float" office:value="0.225778951090138" calcext:value-type="float">
            <text:p>0.225778951090138</text:p>
          </table:table-cell>
          <table:table-cell/>
          <table:table-cell office:value-type="float" office:value="0.0905939455702544" calcext:value-type="float">
            <text:p>0.0905939455702544</text:p>
          </table:table-cell>
          <table:table-cell/>
          <table:table-cell office:value-type="float" office:value="0.231274817250354" calcext:value-type="float">
            <text:p>0.231274817250354</text:p>
          </table:table-cell>
          <table:table-cell/>
          <table:table-cell office:value-type="float" office:value="0.114737174077375" calcext:value-type="float">
            <text:p>0.114737174077375</text:p>
          </table:table-cell>
          <table:table-cell table:number-columns-repeated="3"/>
        </table:table-row>
        <table:table-row table:style-name="ro1">
          <table:table-cell office:value-type="float" office:value="0.226015878179259" calcext:value-type="float">
            <text:p>0.226015878179259</text:p>
          </table:table-cell>
          <table:table-cell/>
          <table:table-cell office:value-type="float" office:value="0.313738824673612" calcext:value-type="float">
            <text:p>0.313738824673612</text:p>
          </table:table-cell>
          <table:table-cell/>
          <table:table-cell office:value-type="float" office:value="0.230789262188279" calcext:value-type="float">
            <text:p>0.230789262188279</text:p>
          </table:table-cell>
          <table:table-cell/>
          <table:table-cell office:value-type="float" office:value="0.113912855632769" calcext:value-type="float">
            <text:p>0.113912855632769</text:p>
          </table:table-cell>
          <table:table-cell table:number-columns-repeated="3"/>
        </table:table-row>
        <table:table-row table:style-name="ro1">
          <table:table-cell office:value-type="float" office:value="0.105196567458004" calcext:value-type="float">
            <text:p>0.105196567458004</text:p>
          </table:table-cell>
          <table:table-cell/>
          <table:table-cell office:value-type="float" office:value="0.31648193900097" calcext:value-type="float">
            <text:p>0.31648193900097</text:p>
          </table:table-cell>
          <table:table-cell/>
          <table:table-cell office:value-type="float" office:value="0.230789262188279" calcext:value-type="float">
            <text:p>0.230789262188279</text:p>
          </table:table-cell>
          <table:table-cell/>
          <table:table-cell office:value-type="float" office:value="0.113912855632769" calcext:value-type="float">
            <text:p>0.113912855632769</text:p>
          </table:table-cell>
          <table:table-cell table:number-columns-repeated="3"/>
        </table:table-row>
        <table:table-row table:style-name="ro1">
          <table:table-cell office:value-type="float" office:value="0.184277780469478" calcext:value-type="float">
            <text:p>0.184277780469478</text:p>
          </table:table-cell>
          <table:table-cell/>
          <table:table-cell office:value-type="float" office:value="0.310796197469574" calcext:value-type="float">
            <text:p>0.310796197469574</text:p>
          </table:table-cell>
          <table:table-cell/>
          <table:table-cell office:value-type="float" office:value="0.238473487098565" calcext:value-type="float">
            <text:p>0.238473487098565</text:p>
          </table:table-cell>
          <table:table-cell/>
          <table:table-cell office:value-type="float" office:value="0.143374090443454" calcext:value-type="float">
            <text:p>0.143374090443454</text:p>
          </table:table-cell>
          <table:table-cell table:number-columns-repeated="3"/>
        </table:table-row>
        <table:table-row table:style-name="ro1">
          <table:table-cell office:value-type="float" office:value="0.18374033234849" calcext:value-type="float">
            <text:p>0.18374033234849</text:p>
          </table:table-cell>
          <table:table-cell/>
          <table:table-cell office:value-type="float" office:value="0.163077246201749" calcext:value-type="float">
            <text:p>0.163077246201749</text:p>
          </table:table-cell>
          <table:table-cell/>
          <table:table-cell office:value-type="float" office:value="0.238012711840679" calcext:value-type="float">
            <text:p>0.238012711840679</text:p>
          </table:table-cell>
          <table:table-cell/>
          <table:table-cell office:value-type="float" office:value="0.143303032940981" calcext:value-type="float">
            <text:p>0.143303032940981</text:p>
          </table:table-cell>
          <table:table-cell table:number-columns-repeated="3"/>
        </table:table-row>
        <table:table-row table:style-name="ro1">
          <table:table-cell office:value-type="float" office:value="0.156877355603909" calcext:value-type="float">
            <text:p>0.156877355603909</text:p>
          </table:table-cell>
          <table:table-cell/>
          <table:table-cell office:value-type="float" office:value="0.162170854176079" calcext:value-type="float">
            <text:p>0.162170854176079</text:p>
          </table:table-cell>
          <table:table-cell/>
          <table:table-cell office:value-type="float" office:value="0.238012711840679" calcext:value-type="float">
            <text:p>0.238012711840679</text:p>
          </table:table-cell>
          <table:table-cell/>
          <table:table-cell office:value-type="float" office:value="0.264580248849015" calcext:value-type="float">
            <text:p>0.264580248849015</text:p>
          </table:table-cell>
          <table:table-cell table:number-columns-repeated="3"/>
        </table:table-row>
        <table:table-row table:style-name="ro1">
          <table:table-cell office:value-type="float" office:value="0.140203091682469" calcext:value-type="float">
            <text:p>0.140203091682469</text:p>
          </table:table-cell>
          <table:table-cell/>
          <table:table-cell office:value-type="float" office:value="0.153147864873536" calcext:value-type="float">
            <text:p>0.153147864873536</text:p>
          </table:table-cell>
          <table:table-cell/>
          <table:table-cell office:value-type="float" office:value="0.246456259491013" calcext:value-type="float">
            <text:p>0.246456259491013</text:p>
          </table:table-cell>
          <table:table-cell/>
          <table:table-cell office:value-type="float" office:value="0.262712422741431" calcext:value-type="float">
            <text:p>0.262712422741431</text:p>
          </table:table-cell>
          <table:table-cell table:number-columns-repeated="3"/>
        </table:table-row>
        <table:table-row table:style-name="ro1">
          <table:table-cell office:value-type="float" office:value="0.140203091682469" calcext:value-type="float">
            <text:p>0.140203091682469</text:p>
          </table:table-cell>
          <table:table-cell/>
          <table:table-cell office:value-type="float" office:value="0.153987930510003" calcext:value-type="float">
            <text:p>0.153987930510003</text:p>
          </table:table-cell>
          <table:table-cell/>
          <table:table-cell office:value-type="float" office:value="0.24601933073112" calcext:value-type="float">
            <text:p>0.24601933073112</text:p>
          </table:table-cell>
          <table:table-cell/>
          <table:table-cell office:value-type="float" office:value="0.262712422741431" calcext:value-type="float">
            <text:p>0.262712422741431</text:p>
          </table:table-cell>
          <table:table-cell table:number-columns-repeated="3"/>
        </table:table-row>
        <table:table-row table:style-name="ro1">
          <table:table-cell office:value-type="float" office:value="0.246357750209312" calcext:value-type="float">
            <text:p>0.246357750209312</text:p>
          </table:table-cell>
          <table:table-cell/>
          <table:table-cell office:value-type="float" office:value="0.153147864873536" calcext:value-type="float">
            <text:p>0.153147864873536</text:p>
          </table:table-cell>
          <table:table-cell/>
          <table:table-cell office:value-type="float" office:value="0.24601933073112" calcext:value-type="float">
            <text:p>0.24601933073112</text:p>
          </table:table-cell>
          <table:table-cell/>
          <table:table-cell office:value-type="float" office:value="0.216074360821378" calcext:value-type="float">
            <text:p>0.216074360821378</text:p>
          </table:table-cell>
          <table:table-cell table:number-columns-repeated="3"/>
        </table:table-row>
        <table:table-row table:style-name="ro1">
          <table:table-cell office:value-type="float" office:value="0.236699399924164" calcext:value-type="float">
            <text:p>0.236699399924164</text:p>
          </table:table-cell>
          <table:table-cell/>
          <table:table-cell office:value-type="float" office:value="0.148189242018818" calcext:value-type="float">
            <text:p>0.148189242018818</text:p>
          </table:table-cell>
          <table:table-cell/>
          <table:table-cell office:value-type="float" office:value="0.255381692413734" calcext:value-type="float">
            <text:p>0.255381692413734</text:p>
          </table:table-cell>
          <table:table-cell/>
          <table:table-cell office:value-type="float" office:value="0.203053776874348" calcext:value-type="float">
            <text:p>0.203053776874348</text:p>
          </table:table-cell>
          <table:table-cell table:number-columns-repeated="3"/>
        </table:table-row>
        <table:table-row table:style-name="ro1">
          <table:table-cell office:value-type="float" office:value="0.236699399924164" calcext:value-type="float">
            <text:p>0.236699399924164</text:p>
          </table:table-cell>
          <table:table-cell/>
          <table:table-cell office:value-type="float" office:value="0.148967993176684" calcext:value-type="float">
            <text:p>0.148967993176684</text:p>
          </table:table-cell>
          <table:table-cell/>
          <table:table-cell office:value-type="float" office:value="0.254969569820107" calcext:value-type="float">
            <text:p>0.254969569820107</text:p>
          </table:table-cell>
          <table:table-cell/>
          <table:table-cell office:value-type="float" office:value="0.203053776874348" calcext:value-type="float">
            <text:p>0.203053776874348</text:p>
          </table:table-cell>
          <table:table-cell table:number-columns-repeated="3"/>
        </table:table-row>
        <table:table-row table:style-name="ro1">
          <table:table-cell office:value-type="float" office:value="0.250207194349902" calcext:value-type="float">
            <text:p>0.250207194349902</text:p>
          </table:table-cell>
          <table:table-cell/>
          <table:table-cell office:value-type="float" office:value="0.148189242018818" calcext:value-type="float">
            <text:p>0.148189242018818</text:p>
          </table:table-cell>
          <table:table-cell/>
          <table:table-cell office:value-type="float" office:value="0.254969569820107" calcext:value-type="float">
            <text:p>0.254969569820107</text:p>
          </table:table-cell>
          <table:table-cell/>
          <table:table-cell office:value-type="float" office:value="0.173980805230689" calcext:value-type="float">
            <text:p>0.173980805230689</text:p>
          </table:table-cell>
          <table:table-cell table:number-columns-repeated="3"/>
        </table:table-row>
        <table:table-row table:style-name="ro1">
          <table:table-cell office:value-type="float" office:value="0.238017421250893" calcext:value-type="float">
            <text:p>0.238017421250893</text:p>
          </table:table-cell>
          <table:table-cell/>
          <table:table-cell office:value-type="float" office:value="0.145507676022553" calcext:value-type="float">
            <text:p>0.145507676022553</text:p>
          </table:table-cell>
          <table:table-cell/>
          <table:table-cell office:value-type="float" office:value="0.264683879863494" calcext:value-type="float">
            <text:p>0.264683879863494</text:p>
          </table:table-cell>
          <table:table-cell/>
          <table:table-cell office:value-type="float" office:value="0.139688289479951" calcext:value-type="float">
            <text:p>0.139688289479951</text:p>
          </table:table-cell>
          <table:table-cell table:number-columns-repeated="3"/>
        </table:table-row>
        <table:table-row table:style-name="ro1">
          <table:table-cell office:value-type="float" office:value="0.238897086061338" calcext:value-type="float">
            <text:p>0.238897086061338</text:p>
          </table:table-cell>
          <table:table-cell/>
          <table:table-cell office:value-type="float" office:value="0.146234698337931" calcext:value-type="float">
            <text:p>0.146234698337931</text:p>
          </table:table-cell>
          <table:table-cell/>
          <table:table-cell office:value-type="float" office:value="0.264294202439222" calcext:value-type="float">
            <text:p>0.264294202439222</text:p>
          </table:table-cell>
          <table:table-cell/>
          <table:table-cell office:value-type="float" office:value="0.139688289479951" calcext:value-type="float">
            <text:p>0.139688289479951</text:p>
          </table:table-cell>
          <table:table-cell table:number-columns-repeated="3"/>
        </table:table-row>
        <table:table-row table:style-name="ro1">
          <table:table-cell office:value-type="float" office:value="0.238017421250893" calcext:value-type="float">
            <text:p>0.238017421250893</text:p>
          </table:table-cell>
          <table:table-cell/>
          <table:table-cell office:value-type="float" office:value="0.145507676022553" calcext:value-type="float">
            <text:p>0.145507676022553</text:p>
          </table:table-cell>
          <table:table-cell/>
          <table:table-cell office:value-type="float" office:value="0.264294202439222" calcext:value-type="float">
            <text:p>0.264294202439222</text:p>
          </table:table-cell>
          <table:table-cell/>
          <table:table-cell office:value-type="float" office:value="0.273712603855022" calcext:value-type="float">
            <text:p>0.273712603855022</text:p>
          </table:table-cell>
          <table:table-cell table:number-columns-repeated="3"/>
        </table:table-row>
        <table:table-row table:style-name="ro1">
          <table:table-cell office:value-type="float" office:value="0.240015347873661" calcext:value-type="float">
            <text:p>0.240015347873661</text:p>
          </table:table-cell>
          <table:table-cell/>
          <table:table-cell office:value-type="float" office:value="0.1439303904722" calcext:value-type="float">
            <text:p>0.1439303904722</text:p>
          </table:table-cell>
          <table:table-cell/>
          <table:table-cell office:value-type="float" office:value="0.274694929377278" calcext:value-type="float">
            <text:p>0.274694929377278</text:p>
          </table:table-cell>
          <table:table-cell/>
          <table:table-cell office:value-type="float" office:value="0.259933471764927" calcext:value-type="float">
            <text:p>0.259933471764927</text:p>
          </table:table-cell>
          <table:table-cell table:number-columns-repeated="3"/>
        </table:table-row>
        <table:table-row table:style-name="ro1">
          <table:table-cell office:value-type="float" office:value="0.222508225446348" calcext:value-type="float">
            <text:p>0.222508225446348</text:p>
          </table:table-cell>
          <table:table-cell/>
          <table:table-cell office:value-type="float" office:value="0.210817294460871" calcext:value-type="float">
            <text:p>0.210817294460871</text:p>
          </table:table-cell>
          <table:table-cell/>
          <table:table-cell office:value-type="float" office:value="0.274327194593967" calcext:value-type="float">
            <text:p>0.274327194593967</text:p>
          </table:table-cell>
          <table:table-cell/>
          <table:table-cell office:value-type="float" office:value="0.259933471764927" calcext:value-type="float">
            <text:p>0.259933471764927</text:p>
          </table:table-cell>
          <table:table-cell table:number-columns-repeated="3"/>
        </table:table-row>
        <table:table-row table:style-name="ro1">
          <table:table-cell office:value-type="float" office:value="0.221977043645718" calcext:value-type="float">
            <text:p>0.221977043645718</text:p>
          </table:table-cell>
          <table:table-cell/>
          <table:table-cell office:value-type="float" office:value="0.209985140429592" calcext:value-type="float">
            <text:p>0.209985140429592</text:p>
          </table:table-cell>
          <table:table-cell/>
          <table:table-cell office:value-type="float" office:value="0.274694929377278" calcext:value-type="float">
            <text:p>0.274694929377278</text:p>
          </table:table-cell>
          <table:table-cell/>
          <table:table-cell office:value-type="float" office:value="0.117187776423858" calcext:value-type="float">
            <text:p>0.117187776423858</text:p>
          </table:table-cell>
          <table:table-cell table:number-columns-repeated="3"/>
        </table:table-row>
        <table:table-row table:style-name="ro1">
          <table:table-cell office:value-type="float" office:value="0.228685833709957" calcext:value-type="float">
            <text:p>0.228685833709957</text:p>
          </table:table-cell>
          <table:table-cell/>
          <table:table-cell office:value-type="float" office:value="0.187251640430148" calcext:value-type="float">
            <text:p>0.187251640430148</text:p>
          </table:table-cell>
          <table:table-cell/>
          <table:table-cell office:value-type="float" office:value="0.284694830273346" calcext:value-type="float">
            <text:p>0.284694830273346</text:p>
          </table:table-cell>
          <table:table-cell/>
          <table:table-cell office:value-type="float" office:value="0.105439483407037" calcext:value-type="float">
            <text:p>0.105439483407037</text:p>
          </table:table-cell>
          <table:table-cell table:number-columns-repeated="3"/>
        </table:table-row>
        <table:table-row table:style-name="ro1">
          <table:table-cell office:value-type="float" office:value="0.254280494123136" calcext:value-type="float">
            <text:p>0.254280494123136</text:p>
          </table:table-cell>
          <table:table-cell/>
          <table:table-cell office:value-type="float" office:value="0.188061158466569" calcext:value-type="float">
            <text:p>0.188061158466569</text:p>
          </table:table-cell>
          <table:table-cell/>
          <table:table-cell office:value-type="float" office:value="0.284694830273346" calcext:value-type="float">
            <text:p>0.284694830273346</text:p>
          </table:table-cell>
          <table:table-cell/>
          <table:table-cell office:value-type="float" office:value="0.105439483407037" calcext:value-type="float">
            <text:p>0.105439483407037</text:p>
          </table:table-cell>
          <table:table-cell table:number-columns-repeated="3"/>
        </table:table-row>
        <table:table-row table:style-name="ro1">
          <table:table-cell office:value-type="float" office:value="0.253785788480343" calcext:value-type="float">
            <text:p>0.253785788480343</text:p>
          </table:table-cell>
          <table:table-cell/>
          <table:table-cell office:value-type="float" office:value="0.187251640430148" calcext:value-type="float">
            <text:p>0.187251640430148</text:p>
          </table:table-cell>
          <table:table-cell/>
          <table:table-cell office:value-type="float" office:value="0.235347195000511" calcext:value-type="float">
            <text:p>0.235347195000511</text:p>
          </table:table-cell>
          <table:table-cell/>
          <table:table-cell office:value-type="float" office:value="0.105731319711291" calcext:value-type="float">
            <text:p>0.105731319711291</text:p>
          </table:table-cell>
          <table:table-cell table:number-columns-repeated="3"/>
        </table:table-row>
        <table:table-row table:style-name="ro1">
          <table:table-cell office:value-type="float" office:value="0.256179936571617" calcext:value-type="float">
            <text:p>0.256179936571617</text:p>
          </table:table-cell>
          <table:table-cell/>
          <table:table-cell office:value-type="float" office:value="0.187935243321557" calcext:value-type="float">
            <text:p>0.187935243321557</text:p>
          </table:table-cell>
          <table:table-cell/>
          <table:table-cell office:value-type="float" office:value="0.240066432373942" calcext:value-type="float">
            <text:p>0.240066432373942</text:p>
          </table:table-cell>
          <table:table-cell/>
          <table:table-cell office:value-type="float" office:value="0.105674916821724" calcext:value-type="float">
            <text:p>0.105674916821724</text:p>
          </table:table-cell>
          <table:table-cell table:number-columns-repeated="3"/>
        </table:table-row>
        <table:table-row table:style-name="ro1">
          <table:table-cell office:value-type="float" office:value="0.0966334132229593" calcext:value-type="float">
            <text:p>0.0966334132229593</text:p>
          </table:table-cell>
          <table:table-cell/>
          <table:table-cell office:value-type="float" office:value="0.151467636924891" calcext:value-type="float">
            <text:p>0.151467636924891</text:p>
          </table:table-cell>
          <table:table-cell/>
          <table:table-cell office:value-type="float" office:value="0.240066432373942" calcext:value-type="float">
            <text:p>0.240066432373942</text:p>
          </table:table-cell>
          <table:table-cell/>
          <table:table-cell office:value-type="float" office:value="0.105674916821724" calcext:value-type="float">
            <text:p>0.105674916821724</text:p>
          </table:table-cell>
          <table:table-cell table:number-columns-repeated="3"/>
        </table:table-row>
        <table:table-row table:style-name="ro1">
          <table:table-cell office:value-type="float" office:value="0.0962525055158631" calcext:value-type="float">
            <text:p>0.0962525055158631</text:p>
          </table:table-cell>
          <table:table-cell/>
          <table:table-cell office:value-type="float" office:value="0.15107805668355" calcext:value-type="float">
            <text:p>0.15107805668355</text:p>
          </table:table-cell>
          <table:table-cell/>
          <table:table-cell office:value-type="float" office:value="0.228722554541034" calcext:value-type="float">
            <text:p>0.228722554541034</text:p>
          </table:table-cell>
          <table:table-cell/>
          <table:table-cell office:value-type="float" office:value="0.147534980058344" calcext:value-type="float">
            <text:p>0.147534980058344</text:p>
          </table:table-cell>
          <table:table-cell table:number-columns-repeated="3"/>
        </table:table-row>
        <table:table-row table:style-name="ro1">
          <table:table-cell office:value-type="float" office:value="0.0971844754592538" calcext:value-type="float">
            <text:p>0.0971844754592538</text:p>
          </table:table-cell>
          <table:table-cell/>
          <table:table-cell office:value-type="float" office:value="0.156708841077125" calcext:value-type="float">
            <text:p>0.156708841077125</text:p>
          </table:table-cell>
          <table:table-cell/>
          <table:table-cell office:value-type="float" office:value="0.24422237776383" calcext:value-type="float">
            <text:p>0.24422237776383</text:p>
          </table:table-cell>
          <table:table-cell/>
          <table:table-cell office:value-type="float" office:value="0.139667637332278" calcext:value-type="float">
            <text:p>0.139667637332278</text:p>
          </table:table-cell>
          <table:table-cell table:number-columns-repeated="3"/>
        </table:table-row>
        <table:table-row table:style-name="ro1">
          <table:table-cell office:value-type="float" office:value="0.237648031280047" calcext:value-type="float">
            <text:p>0.237648031280047</text:p>
          </table:table-cell>
          <table:table-cell/>
          <table:table-cell office:value-type="float" office:value="0.180765408522239" calcext:value-type="float">
            <text:p>0.180765408522239</text:p>
          </table:table-cell>
          <table:table-cell/>
          <table:table-cell office:value-type="float" office:value="0.24422237776383" calcext:value-type="float">
            <text:p>0.24422237776383</text:p>
          </table:table-cell>
          <table:table-cell/>
          <table:table-cell office:value-type="float" office:value="0.139667637332278" calcext:value-type="float">
            <text:p>0.139667637332278</text:p>
          </table:table-cell>
          <table:table-cell table:number-columns-repeated="3"/>
        </table:table-row>
        <table:table-row table:style-name="ro1">
          <table:table-cell office:value-type="float" office:value="0.23677228763424" calcext:value-type="float">
            <text:p>0.23677228763424</text:p>
          </table:table-cell>
          <table:table-cell/>
          <table:table-cell office:value-type="float" office:value="0.179984313634672" calcext:value-type="float">
            <text:p>0.179984313634672</text:p>
          </table:table-cell>
          <table:table-cell/>
          <table:table-cell office:value-type="float" office:value="0.161773742739664" calcext:value-type="float">
            <text:p>0.161773742739664</text:p>
          </table:table-cell>
          <table:table-cell/>
          <table:table-cell office:value-type="float" office:value="0.112028726257706" calcext:value-type="float">
            <text:p>0.112028726257706</text:p>
          </table:table-cell>
          <table:table-cell table:number-columns-repeated="3"/>
        </table:table-row>
        <table:table-row table:style-name="ro1">
          <table:table-cell office:value-type="float" office:value="0.237923874042996" calcext:value-type="float">
            <text:p>0.237923874042996</text:p>
          </table:table-cell>
          <table:table-cell/>
          <table:table-cell office:value-type="float" office:value="0.198585042238447" calcext:value-type="float">
            <text:p>0.198585042238447</text:p>
          </table:table-cell>
          <table:table-cell/>
          <table:table-cell office:value-type="float" office:value="0.173435159164445" calcext:value-type="float">
            <text:p>0.173435159164445</text:p>
          </table:table-cell>
          <table:table-cell/>
          <table:table-cell office:value-type="float" office:value="0.101465303440989" calcext:value-type="float">
            <text:p>0.101465303440989</text:p>
          </table:table-cell>
          <table:table-cell table:number-columns-repeated="3"/>
        </table:table-row>
        <table:table-row table:style-name="ro1">
          <table:table-cell office:value-type="float" office:value="0.0887134391387162" calcext:value-type="float">
            <text:p>0.0887134391387162</text:p>
          </table:table-cell>
          <table:table-cell/>
          <table:table-cell office:value-type="float" office:value="0.223709009936529" calcext:value-type="float">
            <text:p>0.223709009936529</text:p>
          </table:table-cell>
          <table:table-cell/>
          <table:table-cell office:value-type="float" office:value="0.173435159164445" calcext:value-type="float">
            <text:p>0.173435159164445</text:p>
          </table:table-cell>
          <table:table-cell/>
          <table:table-cell office:value-type="float" office:value="0.101465303440989" calcext:value-type="float">
            <text:p>0.101465303440989</text:p>
          </table:table-cell>
          <table:table-cell table:number-columns-repeated="3"/>
        </table:table-row>
        <table:table-row table:style-name="ro1">
          <table:table-cell office:value-type="float" office:value="0.0884575371572896" calcext:value-type="float">
            <text:p>0.0884575371572896</text:p>
          </table:table-cell>
          <table:table-cell/>
          <table:table-cell office:value-type="float" office:value="0.223821897341284" calcext:value-type="float">
            <text:p>0.223821897341284</text:p>
          </table:table-cell>
          <table:table-cell/>
          <table:table-cell office:value-type="float" office:value="0.319711087702147" calcext:value-type="float">
            <text:p>0.319711087702147</text:p>
          </table:table-cell>
          <table:table-cell/>
          <table:table-cell office:value-type="float" office:value="0.251543990593265" calcext:value-type="float">
            <text:p>0.251543990593265</text:p>
          </table:table-cell>
          <table:table-cell table:number-columns-repeated="3"/>
        </table:table-row>
        <table:table-row table:style-name="ro1">
          <table:table-cell office:value-type="float" office:value="0.0742339840242292" calcext:value-type="float">
            <text:p>0.0742339840242292</text:p>
          </table:table-cell>
          <table:table-cell/>
          <table:table-cell office:value-type="float" office:value="0.207758438949002" calcext:value-type="float">
            <text:p>0.207758438949002</text:p>
          </table:table-cell>
          <table:table-cell/>
          <table:table-cell office:value-type="float" office:value="0.331557780792102" calcext:value-type="float">
            <text:p>0.331557780792102</text:p>
          </table:table-cell>
          <table:table-cell/>
          <table:table-cell office:value-type="float" office:value="0.24772898958471" calcext:value-type="float">
            <text:p>0.24772898958471</text:p>
          </table:table-cell>
          <table:table-cell table:number-columns-repeated="3"/>
        </table:table-row>
        <table:table-row table:style-name="ro1">
          <table:table-cell office:value-type="float" office:value="0.218110037992042" calcext:value-type="float">
            <text:p>0.218110037992042</text:p>
          </table:table-cell>
          <table:table-cell/>
          <table:table-cell office:value-type="float" office:value="0.142889498043265" calcext:value-type="float">
            <text:p>0.142889498043265</text:p>
          </table:table-cell>
          <table:table-cell/>
          <table:table-cell office:value-type="float" office:value="0.331557780792102" calcext:value-type="float">
            <text:p>0.331557780792102</text:p>
          </table:table-cell>
          <table:table-cell/>
          <table:table-cell office:value-type="float" office:value="0.24772898958471" calcext:value-type="float">
            <text:p>0.24772898958471</text:p>
          </table:table-cell>
          <table:table-cell table:number-columns-repeated="3"/>
        </table:table-row>
        <table:table-row table:style-name="ro1">
          <table:table-cell office:value-type="float" office:value="0.217554835623964" calcext:value-type="float">
            <text:p>0.217554835623964</text:p>
          </table:table-cell>
          <table:table-cell/>
          <table:table-cell office:value-type="float" office:value="0.142875736142853" calcext:value-type="float">
            <text:p>0.142875736142853</text:p>
          </table:table-cell>
          <table:table-cell/>
          <table:table-cell office:value-type="float" office:value="0.262628846226799" calcext:value-type="float">
            <text:p>0.262628846226799</text:p>
          </table:table-cell>
          <table:table-cell/>
          <table:table-cell office:value-type="float" office:value="0.287017274644633" calcext:value-type="float">
            <text:p>0.287017274644633</text:p>
          </table:table-cell>
          <table:table-cell table:number-columns-repeated="3"/>
        </table:table-row>
        <table:table-row table:style-name="ro1">
          <table:table-cell office:value-type="float" office:value="0.22119370146164" calcext:value-type="float">
            <text:p>0.22119370146164</text:p>
          </table:table-cell>
          <table:table-cell/>
          <table:table-cell office:value-type="float" office:value="0.14323341471426" calcext:value-type="float">
            <text:p>0.14323341471426</text:p>
          </table:table-cell>
          <table:table-cell/>
          <table:table-cell office:value-type="float" office:value="0.270594881361738" calcext:value-type="float">
            <text:p>0.270594881361738</text:p>
          </table:table-cell>
          <table:table-cell/>
          <table:table-cell office:value-type="float" office:value="0.278498899836471" calcext:value-type="float">
            <text:p>0.278498899836471</text:p>
          </table:table-cell>
          <table:table-cell table:number-columns-repeated="3"/>
        </table:table-row>
        <table:table-row table:style-name="ro1">
          <table:table-cell office:value-type="float" office:value="0.239994405542598" calcext:value-type="float">
            <text:p>0.239994405542598</text:p>
          </table:table-cell>
          <table:table-cell/>
          <table:table-cell office:value-type="float" office:value="0.142688463916027" calcext:value-type="float">
            <text:p>0.142688463916027</text:p>
          </table:table-cell>
          <table:table-cell/>
          <table:table-cell office:value-type="float" office:value="0.270594881361738" calcext:value-type="float">
            <text:p>0.270594881361738</text:p>
          </table:table-cell>
          <table:table-cell/>
          <table:table-cell office:value-type="float" office:value="0.278498899836471" calcext:value-type="float">
            <text:p>0.278498899836471</text:p>
          </table:table-cell>
          <table:table-cell table:number-columns-repeated="3"/>
        </table:table-row>
        <table:table-row table:style-name="ro1">
          <table:table-cell office:value-type="float" office:value="0.239145971070964" calcext:value-type="float">
            <text:p>0.239145971070964</text:p>
          </table:table-cell>
          <table:table-cell/>
          <table:table-cell office:value-type="float" office:value="0.142688463916027" calcext:value-type="float">
            <text:p>0.142688463916027</text:p>
          </table:table-cell>
          <table:table-cell/>
          <table:table-cell office:value-type="float" office:value="0.271256639891053" calcext:value-type="float">
            <text:p>0.271256639891053</text:p>
          </table:table-cell>
          <table:table-cell/>
          <table:table-cell office:value-type="float" office:value="0.16675180642748" calcext:value-type="float">
            <text:p>0.16675180642748</text:p>
          </table:table-cell>
          <table:table-cell table:number-columns-repeated="3"/>
        </table:table-row>
        <table:table-row table:style-name="ro1">
          <table:table-cell office:value-type="float" office:value="0.240325683085626" calcext:value-type="float">
            <text:p>0.240325683085626</text:p>
          </table:table-cell>
          <table:table-cell/>
          <table:table-cell office:value-type="float" office:value="0.173970283909046" calcext:value-type="float">
            <text:p>0.173970283909046</text:p>
          </table:table-cell>
          <table:table-cell/>
          <table:table-cell office:value-type="float" office:value="0.279762315398696" calcext:value-type="float">
            <text:p>0.279762315398696</text:p>
          </table:table-cell>
          <table:table-cell/>
          <table:table-cell office:value-type="float" office:value="0.152276666085761" calcext:value-type="float">
            <text:p>0.152276666085761</text:p>
          </table:table-cell>
          <table:table-cell table:number-columns-repeated="3"/>
        </table:table-row>
        <table:table-row table:style-name="ro1">
          <table:table-cell office:value-type="float" office:value="0.0783810276253401" calcext:value-type="float">
            <text:p>0.0783810276253401</text:p>
          </table:table-cell>
          <table:table-cell/>
          <table:table-cell office:value-type="float" office:value="0.17391719739374" calcext:value-type="float">
            <text:p>0.17391719739374</text:p>
          </table:table-cell>
          <table:table-cell/>
          <table:table-cell office:value-type="float" office:value="0.279762315398696" calcext:value-type="float">
            <text:p>0.279762315398696</text:p>
          </table:table-cell>
          <table:table-cell/>
          <table:table-cell office:value-type="float" office:value="0.152276666085761" calcext:value-type="float">
            <text:p>0.152276666085761</text:p>
          </table:table-cell>
          <table:table-cell table:number-columns-repeated="3"/>
        </table:table-row>
        <table:table-row table:style-name="ro1">
          <table:table-cell office:value-type="float" office:value="0.0781328255802363" calcext:value-type="float">
            <text:p>0.0781328255802363</text:p>
          </table:table-cell>
          <table:table-cell/>
          <table:table-cell office:value-type="float" office:value="0.17391719739374" calcext:value-type="float">
            <text:p>0.17391719739374</text:p>
          </table:table-cell>
          <table:table-cell/>
          <table:table-cell office:value-type="float" office:value="0.280394062405048" calcext:value-type="float">
            <text:p>0.280394062405048</text:p>
          </table:table-cell>
          <table:table-cell/>
          <table:table-cell office:value-type="float" office:value="0.10640077690275" calcext:value-type="float">
            <text:p>0.10640077690275</text:p>
          </table:table-cell>
          <table:table-cell table:number-columns-repeated="3"/>
        </table:table-row>
        <table:table-row table:style-name="ro1">
          <table:table-cell office:value-type="float" office:value="0.0871240015679329" calcext:value-type="float">
            <text:p>0.0871240015679329</text:p>
          </table:table-cell>
          <table:table-cell/>
          <table:table-cell office:value-type="float" office:value="0.145461377208875" calcext:value-type="float">
            <text:p>0.145461377208875</text:p>
          </table:table-cell>
          <table:table-cell/>
          <table:table-cell office:value-type="float" office:value="0.28938797725074" calcext:value-type="float">
            <text:p>0.28938797725074</text:p>
          </table:table-cell>
          <table:table-cell/>
          <table:table-cell office:value-type="float" office:value="0.0989729246495661" calcext:value-type="float">
            <text:p>0.0989729246495661</text:p>
          </table:table-cell>
          <table:table-cell table:number-columns-repeated="3"/>
        </table:table-row>
        <table:table-row table:style-name="ro1">
          <table:table-cell office:value-type="float" office:value="0.27574261882324" calcext:value-type="float">
            <text:p>0.27574261882324</text:p>
          </table:table-cell>
          <table:table-cell/>
          <table:table-cell office:value-type="float" office:value="0.144804004656981" calcext:value-type="float">
            <text:p>0.144804004656981</text:p>
          </table:table-cell>
          <table:table-cell/>
          <table:table-cell office:value-type="float" office:value="0.28938797725074" calcext:value-type="float">
            <text:p>0.28938797725074</text:p>
          </table:table-cell>
          <table:table-cell/>
          <table:table-cell office:value-type="float" office:value="0.0996295760503116" calcext:value-type="float">
            <text:p>0.0996295760503116</text:p>
          </table:table-cell>
          <table:table-cell table:number-columns-repeated="3"/>
        </table:table-row>
        <table:table-row table:style-name="ro1">
          <table:table-cell office:value-type="float" office:value="0.274759330225628" calcext:value-type="float">
            <text:p>0.274759330225628</text:p>
          </table:table-cell>
          <table:table-cell/>
          <table:table-cell office:value-type="float" office:value="0.144804004656981" calcext:value-type="float">
            <text:p>0.144804004656981</text:p>
          </table:table-cell>
          <table:table-cell/>
          <table:table-cell office:value-type="float" office:value="0.369341643432187" calcext:value-type="float">
            <text:p>0.369341643432187</text:p>
          </table:table-cell>
          <table:table-cell/>
          <table:table-cell office:value-type="float" office:value="0.0989729246495661" calcext:value-type="float">
            <text:p>0.0989729246495661</text:p>
          </table:table-cell>
          <table:table-cell table:number-columns-repeated="3"/>
        </table:table-row>
        <table:table-row table:style-name="ro1">
          <table:table-cell office:value-type="float" office:value="0.274715020110858" calcext:value-type="float">
            <text:p>0.274715020110858</text:p>
          </table:table-cell>
          <table:table-cell/>
          <table:table-cell office:value-type="float" office:value="0.158835711435809" calcext:value-type="float">
            <text:p>0.158835711435809</text:p>
          </table:table-cell>
          <table:table-cell/>
          <table:table-cell office:value-type="float" office:value="0.381739849895286" calcext:value-type="float">
            <text:p>0.381739849895286</text:p>
          </table:table-cell>
          <table:table-cell/>
          <table:table-cell office:value-type="float" office:value="0.103062244040418" calcext:value-type="float">
            <text:p>0.103062244040418</text:p>
          </table:table-cell>
          <table:table-cell table:number-columns-repeated="3"/>
        </table:table-row>
        <table:table-row table:style-name="ro1">
          <table:table-cell office:value-type="float" office:value="0.223126198135763" calcext:value-type="float">
            <text:p>0.223126198135763</text:p>
          </table:table-cell>
          <table:table-cell/>
          <table:table-cell office:value-type="float" office:value="0.158696848045406" calcext:value-type="float">
            <text:p>0.158696848045406</text:p>
          </table:table-cell>
          <table:table-cell/>
          <table:table-cell office:value-type="float" office:value="0.381739849895286" calcext:value-type="float">
            <text:p>0.381739849895286</text:p>
          </table:table-cell>
          <table:table-cell/>
          <table:table-cell office:value-type="float" office:value="0.150861663844002" calcext:value-type="float">
            <text:p>0.150861663844002</text:p>
          </table:table-cell>
          <table:table-cell table:number-columns-repeated="3"/>
        </table:table-row>
        <table:table-row table:style-name="ro1">
          <table:table-cell office:value-type="float" office:value="0.222728510106329" calcext:value-type="float">
            <text:p>0.222728510106329</text:p>
          </table:table-cell>
          <table:table-cell/>
          <table:table-cell office:value-type="float" office:value="0.158696848045406" calcext:value-type="float">
            <text:p>0.158696848045406</text:p>
          </table:table-cell>
          <table:table-cell/>
          <table:table-cell office:value-type="float" office:value="0.381952702019232" calcext:value-type="float">
            <text:p>0.381952702019232</text:p>
          </table:table-cell>
          <table:table-cell/>
          <table:table-cell office:value-type="float" office:value="0.150426614353348" calcext:value-type="float">
            <text:p>0.150426614353348</text:p>
          </table:table-cell>
          <table:table-cell table:number-columns-repeated="3"/>
        </table:table-row>
        <table:table-row table:style-name="ro1">
          <table:table-cell office:value-type="float" office:value="0.221447700377092" calcext:value-type="float">
            <text:p>0.221447700377092</text:p>
          </table:table-cell>
          <table:table-cell/>
          <table:table-cell office:value-type="float" office:value="0.149700898254934" calcext:value-type="float">
            <text:p>0.149700898254934</text:p>
          </table:table-cell>
          <table:table-cell/>
          <table:table-cell office:value-type="float" office:value="0.393993485725237" calcext:value-type="float">
            <text:p>0.393993485725237</text:p>
          </table:table-cell>
          <table:table-cell/>
          <table:table-cell office:value-type="float" office:value="0.128755880931302" calcext:value-type="float">
            <text:p>0.128755880931302</text:p>
          </table:table-cell>
          <table:table-cell table:number-columns-repeated="3"/>
        </table:table-row>
        <table:table-row table:style-name="ro1">
          <table:table-cell office:value-type="float" office:value="0.245856532926703" calcext:value-type="float">
            <text:p>0.245856532926703</text:p>
          </table:table-cell>
          <table:table-cell/>
          <table:table-cell office:value-type="float" office:value="0.14899963948986" calcext:value-type="float">
            <text:p>0.14899963948986</text:p>
          </table:table-cell>
          <table:table-cell/>
          <table:table-cell office:value-type="float" office:value="0.393993485725237" calcext:value-type="float">
            <text:p>0.393993485725237</text:p>
          </table:table-cell>
          <table:table-cell/>
          <table:table-cell office:value-type="float" office:value="0.129200221334651" calcext:value-type="float">
            <text:p>0.129200221334651</text:p>
          </table:table-cell>
          <table:table-cell table:number-columns-repeated="3"/>
        </table:table-row>
        <table:table-row table:style-name="ro1">
          <table:table-cell office:value-type="float" office:value="0.245128151497714" calcext:value-type="float">
            <text:p>0.245128151497714</text:p>
          </table:table-cell>
          <table:table-cell/>
          <table:table-cell office:value-type="float" office:value="0.14899963948986" calcext:value-type="float">
            <text:p>0.14899963948986</text:p>
          </table:table-cell>
          <table:table-cell/>
          <table:table-cell office:value-type="float" office:value="0.30991215790277" calcext:value-type="float">
            <text:p>0.30991215790277</text:p>
          </table:table-cell>
          <table:table-cell/>
          <table:table-cell office:value-type="float" office:value="0.128722890900377" calcext:value-type="float">
            <text:p>0.128722890900377</text:p>
          </table:table-cell>
          <table:table-cell table:number-columns-repeated="3"/>
        </table:table-row>
        <table:table-row table:style-name="ro1">
          <table:table-cell office:value-type="float" office:value="0.243288066727567" calcext:value-type="float">
            <text:p>0.243288066727567</text:p>
          </table:table-cell>
          <table:table-cell/>
          <table:table-cell office:value-type="float" office:value="0.14663978203473" calcext:value-type="float">
            <text:p>0.14663978203473</text:p>
          </table:table-cell>
          <table:table-cell/>
          <table:table-cell office:value-type="float" office:value="0.319862423296674" calcext:value-type="float">
            <text:p>0.319862423296674</text:p>
          </table:table-cell>
          <table:table-cell/>
          <table:table-cell office:value-type="float" office:value="0.132824306205323" calcext:value-type="float">
            <text:p>0.132824306205323</text:p>
          </table:table-cell>
          <table:table-cell table:number-columns-repeated="3"/>
        </table:table-row>
        <table:table-row table:style-name="ro1">
          <table:table-cell office:value-type="float" office:value="0.218845826486491" calcext:value-type="float">
            <text:p>0.218845826486491</text:p>
          </table:table-cell>
          <table:table-cell/>
          <table:table-cell office:value-type="float" office:value="0.145969101245276" calcext:value-type="float">
            <text:p>0.145969101245276</text:p>
          </table:table-cell>
          <table:table-cell/>
          <table:table-cell office:value-type="float" office:value="0.319862423296674" calcext:value-type="float">
            <text:p>0.319862423296674</text:p>
          </table:table-cell>
          <table:table-cell/>
          <table:table-cell office:value-type="float" office:value="0.112806294783306" calcext:value-type="float">
            <text:p>0.112806294783306</text:p>
          </table:table-cell>
          <table:table-cell table:number-columns-repeated="3"/>
        </table:table-row>
        <table:table-row table:style-name="ro1">
          <table:table-cell office:value-type="float" office:value="0.218410778557675" calcext:value-type="float">
            <text:p>0.218410778557675</text:p>
          </table:table-cell>
          <table:table-cell/>
          <table:table-cell office:value-type="float" office:value="0.145969101245276" calcext:value-type="float">
            <text:p>0.145969101245276</text:p>
          </table:table-cell>
          <table:table-cell/>
          <table:table-cell office:value-type="float" office:value="0.406824931111101" calcext:value-type="float">
            <text:p>0.406824931111101</text:p>
          </table:table-cell>
          <table:table-cell/>
          <table:table-cell office:value-type="float" office:value="0.111969313202251" calcext:value-type="float">
            <text:p>0.111969313202251</text:p>
          </table:table-cell>
          <table:table-cell table:number-columns-repeated="3"/>
        </table:table-row>
        <table:table-row table:style-name="ro1">
          <table:table-cell office:value-type="float" office:value="0.214915032782761" calcext:value-type="float">
            <text:p>0.214915032782761</text:p>
          </table:table-cell>
          <table:table-cell/>
          <table:table-cell office:value-type="float" office:value="0.144977988070198" calcext:value-type="float">
            <text:p>0.144977988070198</text:p>
          </table:table-cell>
          <table:table-cell/>
          <table:table-cell office:value-type="float" office:value="0.418253923884195" calcext:value-type="float">
            <text:p>0.418253923884195</text:p>
          </table:table-cell>
          <table:table-cell/>
          <table:table-cell office:value-type="float" office:value="0.101457108061451" calcext:value-type="float">
            <text:p>0.101457108061451</text:p>
          </table:table-cell>
          <table:table-cell table:number-columns-repeated="3"/>
        </table:table-row>
        <table:table-row table:style-name="ro1">
          <table:table-cell office:value-type="float" office:value="0.0665717351128949" calcext:value-type="float">
            <text:p>0.0665717351128949</text:p>
          </table:table-cell>
          <table:table-cell/>
          <table:table-cell office:value-type="float" office:value="0.144332979488896" calcext:value-type="float">
            <text:p>0.144332979488896</text:p>
          </table:table-cell>
          <table:table-cell/>
          <table:table-cell office:value-type="float" office:value="0.418253923884195" calcext:value-type="float">
            <text:p>0.418253923884195</text:p>
          </table:table-cell>
          <table:table-cell/>
          <table:table-cell office:value-type="float" office:value="0.250054755249164" calcext:value-type="float">
            <text:p>0.250054755249164</text:p>
          </table:table-cell>
          <table:table-cell table:number-columns-repeated="3"/>
        </table:table-row>
        <table:table-row table:style-name="ro1">
          <table:table-cell office:value-type="float" office:value="0.0663614354970454" calcext:value-type="float">
            <text:p>0.0663614354970454</text:p>
          </table:table-cell>
          <table:table-cell/>
          <table:table-cell office:value-type="float" office:value="0.144332979488896" calcext:value-type="float">
            <text:p>0.144332979488896</text:p>
          </table:table-cell>
          <table:table-cell/>
          <table:table-cell office:value-type="float" office:value="0.418435637066036" calcext:value-type="float">
            <text:p>0.418435637066036</text:p>
          </table:table-cell>
          <table:table-cell/>
          <table:table-cell office:value-type="float" office:value="0.249378051517328" calcext:value-type="float">
            <text:p>0.249378051517328</text:p>
          </table:table-cell>
          <table:table-cell table:number-columns-repeated="3"/>
        </table:table-row>
        <table:table-row table:style-name="ro1">
          <table:table-cell office:value-type="float" office:value="0.0582732821514179" calcext:value-type="float">
            <text:p>0.0582732821514179</text:p>
          </table:table-cell>
          <table:table-cell/>
          <table:table-cell office:value-type="float" office:value="0.30157710893251" calcext:value-type="float">
            <text:p>0.30157710893251</text:p>
          </table:table-cell>
          <table:table-cell/>
          <table:table-cell office:value-type="float" office:value="0.429986645186008" calcext:value-type="float">
            <text:p>0.429986645186008</text:p>
          </table:table-cell>
          <table:table-cell/>
          <table:table-cell office:value-type="float" office:value="0.255913440271975" calcext:value-type="float">
            <text:p>0.255913440271975</text:p>
          </table:table-cell>
          <table:table-cell table:number-columns-repeated="3"/>
        </table:table-row>
        <table:table-row table:style-name="ro1">
          <table:table-cell office:value-type="float" office:value="0.2544736519971" calcext:value-type="float">
            <text:p>0.2544736519971</text:p>
          </table:table-cell>
          <table:table-cell/>
          <table:table-cell office:value-type="float" office:value="0.30076741102175" calcext:value-type="float">
            <text:p>0.30076741102175</text:p>
          </table:table-cell>
          <table:table-cell/>
          <table:table-cell office:value-type="float" office:value="0.429986645186008" calcext:value-type="float">
            <text:p>0.429986645186008</text:p>
          </table:table-cell>
          <table:table-cell/>
          <table:table-cell office:value-type="float" office:value="0.301398360316108" calcext:value-type="float">
            <text:p>0.301398360316108</text:p>
          </table:table-cell>
          <table:table-cell table:number-columns-repeated="3"/>
        </table:table-row>
        <table:table-row table:style-name="ro1">
          <table:table-cell office:value-type="float" office:value="0.254320109901159" calcext:value-type="float">
            <text:p>0.254320109901159</text:p>
          </table:table-cell>
          <table:table-cell/>
          <table:table-cell office:value-type="float" office:value="0.30076741102175" calcext:value-type="float">
            <text:p>0.30076741102175</text:p>
          </table:table-cell>
          <table:table-cell/>
          <table:table-cell office:value-type="float" office:value="0.430159953087755" calcext:value-type="float">
            <text:p>0.430159953087755</text:p>
          </table:table-cell>
          <table:table-cell/>
          <table:table-cell office:value-type="float" office:value="0.300824401284056" calcext:value-type="float">
            <text:p>0.300824401284056</text:p>
          </table:table-cell>
          <table:table-cell table:number-columns-repeated="3"/>
        </table:table-row>
        <table:table-row table:style-name="ro1">
          <table:table-cell office:value-type="float" office:value="0.244184066775008" calcext:value-type="float">
            <text:p>0.244184066775008</text:p>
          </table:table-cell>
          <table:table-cell/>
          <table:table-cell office:value-type="float" office:value="0.164777201293128" calcext:value-type="float">
            <text:p>0.164777201293128</text:p>
          </table:table-cell>
          <table:table-cell/>
          <table:table-cell office:value-type="float" office:value="0.44177947921698" calcext:value-type="float">
            <text:p>0.44177947921698</text:p>
          </table:table-cell>
          <table:table-cell/>
          <table:table-cell office:value-type="float" office:value="0.302797408610889" calcext:value-type="float">
            <text:p>0.302797408610889</text:p>
          </table:table-cell>
          <table:table-cell table:number-columns-repeated="3"/>
        </table:table-row>
        <table:table-row table:style-name="ro1">
          <table:table-cell office:value-type="float" office:value="0.243347410057489" calcext:value-type="float">
            <text:p>0.243347410057489</text:p>
          </table:table-cell>
          <table:table-cell/>
          <table:table-cell office:value-type="float" office:value="0.164798835472276" calcext:value-type="float">
            <text:p>0.164798835472276</text:p>
          </table:table-cell>
          <table:table-cell/>
          <table:table-cell office:value-type="float" office:value="0.44177947921698" calcext:value-type="float">
            <text:p>0.44177947921698</text:p>
          </table:table-cell>
          <table:table-cell/>
          <table:table-cell office:value-type="float" office:value="0.254914513567311" calcext:value-type="float">
            <text:p>0.254914513567311</text:p>
          </table:table-cell>
          <table:table-cell table:number-columns-repeated="3"/>
        </table:table-row>
        <table:table-row table:style-name="ro1">
          <table:table-cell office:value-type="float" office:value="0.243347410057489" calcext:value-type="float">
            <text:p>0.243347410057489</text:p>
          </table:table-cell>
          <table:table-cell/>
          <table:table-cell office:value-type="float" office:value="0.164798835472276" calcext:value-type="float">
            <text:p>0.164798835472276</text:p>
          </table:table-cell>
          <table:table-cell/>
          <table:table-cell office:value-type="float" office:value="0.441944679152717" calcext:value-type="float">
            <text:p>0.441944679152717</text:p>
          </table:table-cell>
          <table:table-cell/>
          <table:table-cell office:value-type="float" office:value="0.254249486182064" calcext:value-type="float">
            <text:p>0.254249486182064</text:p>
          </table:table-cell>
          <table:table-cell table:number-columns-repeated="3"/>
        </table:table-row>
        <table:table-row table:style-name="ro1">
          <table:table-cell office:value-type="float" office:value="0.2354322383575" calcext:value-type="float">
            <text:p>0.2354322383575</text:p>
          </table:table-cell>
          <table:table-cell/>
          <table:table-cell office:value-type="float" office:value="0.155497655412366" calcext:value-type="float">
            <text:p>0.155497655412366</text:p>
          </table:table-cell>
          <table:table-cell/>
          <table:table-cell office:value-type="float" office:value="0.453658926007665" calcext:value-type="float">
            <text:p>0.453658926007665</text:p>
          </table:table-cell>
          <table:table-cell/>
          <table:table-cell office:value-type="float" office:value="0.248714840505427" calcext:value-type="float">
            <text:p>0.248714840505427</text:p>
          </table:table-cell>
          <table:table-cell table:number-columns-repeated="3"/>
        </table:table-row>
        <table:table-row table:style-name="ro1">
          <table:table-cell office:value-type="float" office:value="0.235212408387071" calcext:value-type="float">
            <text:p>0.235212408387071</text:p>
          </table:table-cell>
          <table:table-cell/>
          <table:table-cell office:value-type="float" office:value="0.154975844495612" calcext:value-type="float">
            <text:p>0.154975844495612</text:p>
          </table:table-cell>
          <table:table-cell/>
          <table:table-cell office:value-type="float" office:value="0.453658926007665" calcext:value-type="float">
            <text:p>0.453658926007665</text:p>
          </table:table-cell>
          <table:table-cell/>
          <table:table-cell office:value-type="float" office:value="0.249378894463794" calcext:value-type="float">
            <text:p>0.249378894463794</text:p>
          </table:table-cell>
          <table:table-cell table:number-columns-repeated="3"/>
        </table:table-row>
        <table:table-row table:style-name="ro1">
          <table:table-cell office:value-type="float" office:value="0.235212408387071" calcext:value-type="float">
            <text:p>0.235212408387071</text:p>
          </table:table-cell>
          <table:table-cell/>
          <table:table-cell office:value-type="float" office:value="0.154975844495612" calcext:value-type="float">
            <text:p>0.154975844495612</text:p>
          </table:table-cell>
          <table:table-cell/>
          <table:table-cell office:value-type="float" office:value="0.315330262973881" calcext:value-type="float">
            <text:p>0.315330262973881</text:p>
          </table:table-cell>
          <table:table-cell/>
          <table:table-cell office:value-type="float" office:value="0.248714840505427" calcext:value-type="float">
            <text:p>0.248714840505427</text:p>
          </table:table-cell>
          <table:table-cell table:number-columns-repeated="3"/>
        </table:table-row>
        <table:table-row table:style-name="ro1">
          <table:table-cell office:value-type="float" office:value="0.241088678652901" calcext:value-type="float">
            <text:p>0.241088678652901</text:p>
          </table:table-cell>
          <table:table-cell/>
          <table:table-cell office:value-type="float" office:value="0.147457148782247" calcext:value-type="float">
            <text:p>0.147457148782247</text:p>
          </table:table-cell>
          <table:table-cell/>
          <table:table-cell office:value-type="float" office:value="0.327752374164858" calcext:value-type="float">
            <text:p>0.327752374164858</text:p>
          </table:table-cell>
          <table:table-cell/>
          <table:table-cell office:value-type="float" office:value="0.24631911058914" calcext:value-type="float">
            <text:p>0.24631911058914</text:p>
          </table:table-cell>
          <table:table-cell table:number-columns-repeated="3"/>
        </table:table-row>
        <table:table-row table:style-name="ro1">
          <table:table-cell office:value-type="float" office:value="0.240202627712873" calcext:value-type="float">
            <text:p>0.240202627712873</text:p>
          </table:table-cell>
          <table:table-cell/>
          <table:table-cell office:value-type="float" office:value="0.147378724124498" calcext:value-type="float">
            <text:p>0.147378724124498</text:p>
          </table:table-cell>
          <table:table-cell/>
          <table:table-cell office:value-type="float" office:value="0.327752374164858" calcext:value-type="float">
            <text:p>0.327752374164858</text:p>
          </table:table-cell>
          <table:table-cell/>
          <table:table-cell office:value-type="float" office:value="0.0954157614135752" calcext:value-type="float">
            <text:p>0.0954157614135752</text:p>
          </table:table-cell>
          <table:table-cell table:number-columns-repeated="3"/>
        </table:table-row>
        <table:table-row table:style-name="ro1">
          <table:table-cell office:value-type="float" office:value="0.240202627712873" calcext:value-type="float">
            <text:p>0.240202627712873</text:p>
          </table:table-cell>
          <table:table-cell/>
          <table:table-cell office:value-type="float" office:value="0.147378724124498" calcext:value-type="float">
            <text:p>0.147378724124498</text:p>
          </table:table-cell>
          <table:table-cell/>
          <table:table-cell office:value-type="float" office:value="0.466066311429159" calcext:value-type="float">
            <text:p>0.466066311429159</text:p>
          </table:table-cell>
          <table:table-cell/>
          <table:table-cell office:value-type="float" office:value="0.0946799279167136" calcext:value-type="float">
            <text:p>0.0946799279167136</text:p>
          </table:table-cell>
          <table:table-cell table:number-columns-repeated="3"/>
        </table:table-row>
        <table:table-row table:style-name="ro1">
          <table:table-cell office:value-type="float" office:value="0.128609600670214" calcext:value-type="float">
            <text:p>0.128609600670214</text:p>
          </table:table-cell>
          <table:table-cell/>
          <table:table-cell office:value-type="float" office:value="0.164421434619344" calcext:value-type="float">
            <text:p>0.164421434619344</text:p>
          </table:table-cell>
          <table:table-cell/>
          <table:table-cell office:value-type="float" office:value="0.47797773630288" calcext:value-type="float">
            <text:p>0.47797773630288</text:p>
          </table:table-cell>
          <table:table-cell/>
          <table:table-cell office:value-type="float" office:value="0.0922088104891437" calcext:value-type="float">
            <text:p>0.0922088104891437</text:p>
          </table:table-cell>
          <table:table-cell table:number-columns-repeated="3"/>
        </table:table-row>
        <table:table-row table:style-name="ro1">
          <table:table-cell office:value-type="float" office:value="0.128346016886048" calcext:value-type="float">
            <text:p>0.128346016886048</text:p>
          </table:table-cell>
          <table:table-cell/>
          <table:table-cell office:value-type="float" office:value="0.163830147878748" calcext:value-type="float">
            <text:p>0.163830147878748</text:p>
          </table:table-cell>
          <table:table-cell/>
          <table:table-cell office:value-type="float" office:value="0.382906731052978" calcext:value-type="float">
            <text:p>0.382906731052978</text:p>
          </table:table-cell>
          <table:table-cell/>
          <table:table-cell office:value-type="float" office:value="0.245296602565673" calcext:value-type="float">
            <text:p>0.245296602565673</text:p>
          </table:table-cell>
          <table:table-cell table:number-columns-repeated="3"/>
        </table:table-row>
        <table:table-row table:style-name="ro1">
          <table:table-cell office:value-type="float" office:value="0.128346016886048" calcext:value-type="float">
            <text:p>0.128346016886048</text:p>
          </table:table-cell>
          <table:table-cell/>
          <table:table-cell office:value-type="float" office:value="0.163830147878748" calcext:value-type="float">
            <text:p>0.163830147878748</text:p>
          </table:table-cell>
          <table:table-cell/>
          <table:table-cell office:value-type="float" office:value="0.382490849487844" calcext:value-type="float">
            <text:p>0.382490849487844</text:p>
          </table:table-cell>
          <table:table-cell/>
          <table:table-cell office:value-type="float" office:value="0.244646022959298" calcext:value-type="float">
            <text:p>0.244646022959298</text:p>
          </table:table-cell>
          <table:table-cell table:number-columns-repeated="3"/>
        </table:table-row>
        <table:table-row table:style-name="ro1">
          <table:table-cell office:value-type="float" office:value="0.233282592862548" calcext:value-type="float">
            <text:p>0.233282592862548</text:p>
          </table:table-cell>
          <table:table-cell/>
          <table:table-cell office:value-type="float" office:value="0.297607642117165" calcext:value-type="float">
            <text:p>0.297607642117165</text:p>
          </table:table-cell>
          <table:table-cell/>
          <table:table-cell office:value-type="float" office:value="0.39288522281686" calcext:value-type="float">
            <text:p>0.39288522281686</text:p>
          </table:table-cell>
          <table:table-cell/>
          <table:table-cell office:value-type="float" office:value="0.188115154849565" calcext:value-type="float">
            <text:p>0.188115154849565</text:p>
          </table:table-cell>
          <table:table-cell table:number-columns-repeated="3"/>
        </table:table-row>
        <table:table-row table:style-name="ro1">
          <table:table-cell office:value-type="float" office:value="0.232423107925731" calcext:value-type="float">
            <text:p>0.232423107925731</text:p>
          </table:table-cell>
          <table:table-cell/>
          <table:table-cell office:value-type="float" office:value="0.296994369003496" calcext:value-type="float">
            <text:p>0.296994369003496</text:p>
          </table:table-cell>
          <table:table-cell/>
          <table:table-cell office:value-type="float" office:value="0.393286140388119" calcext:value-type="float">
            <text:p>0.393286140388119</text:p>
          </table:table-cell>
          <table:table-cell/>
          <table:table-cell office:value-type="float" office:value="0.187744235421535" calcext:value-type="float">
            <text:p>0.187744235421535</text:p>
          </table:table-cell>
          <table:table-cell table:number-columns-repeated="3"/>
        </table:table-row>
        <table:table-row table:style-name="ro1">
          <table:table-cell office:value-type="float" office:value="0.232423107925731" calcext:value-type="float">
            <text:p>0.232423107925731</text:p>
          </table:table-cell>
          <table:table-cell/>
          <table:table-cell office:value-type="float" office:value="0.296994369003496" calcext:value-type="float">
            <text:p>0.296994369003496</text:p>
          </table:table-cell>
          <table:table-cell/>
          <table:table-cell office:value-type="float" office:value="0.39288522281686" calcext:value-type="float">
            <text:p>0.39288522281686</text:p>
          </table:table-cell>
          <table:table-cell/>
          <table:table-cell office:value-type="float" office:value="0.187744235421535" calcext:value-type="float">
            <text:p>0.1877442354215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57283824814803" calcext:value-type="float">
            <text:p>0.157283824814803</text:p>
          </table:table-cell>
          <table:table-cell table:number-columns-repeated="3"/>
          <table:table-cell office:value-type="float" office:value="0.274410212501884" calcext:value-type="float">
            <text:p>0.27441021250188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273569411464678" calcext:value-type="float">
            <text:p>0.2735694114646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273569411464678" calcext:value-type="float">
            <text:p>0.27356941146467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formula="of:=AVERAGE([.A1:.A90])" office:value-type="float" office:value="0.258015116159782" calcext:value-type="float">
            <text:p/>
          </table:table-cell>
          <table:table-cell/>
          <table:table-cell table:formula="of:=AVERAGE([.C1:.C91])" office:value-type="float" office:value="0.294078113322676" calcext:value-type="float">
            <text:p/>
          </table:table-cell>
          <table:table-cell/>
          <table:table-cell table:formula="of:=AVERAGE([.E1:.E90])" office:value-type="float" office:value="0.295964539518548" calcext:value-type="float">
            <text:p/>
          </table:table-cell>
          <table:table-cell/>
          <table:table-cell table:formula="of:=AVERAGE([.G1:.G93])" office:value-type="float" office:value="0.220947851447224" calcext:value-type="float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5:01:04.147145989</meta:creation-date>
    <dc:date>2014-06-03T15:09:16.379735988</dc:date>
    <meta:editing-duration>P0D</meta:editing-duration>
    <meta:editing-cycles>1</meta:editing-cycles>
    <meta:document-statistic meta:table-count="1" meta:cell-count="370" meta:object-count="0"/>
    <meta:generator>LibreOffice/4.2.3.3$Linux_X86_64 LibreOffice_project/420m0$Build-3</meta:generator>
  </office:meta>
</office:document-meta>
</file>